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082cm"/>
    </style:style>
    <style:style style:name="gr5" style:family="graphic" style:parent-style-name="standard">
      <style:graphic-properties draw:stroke="none" svg:stroke-color="#000000" draw:fill="none" draw:fill-color="#ffffff" fo:min-height="0.28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22cm"/>
    </style:style>
    <style:style style:name="gr9" style:family="graphic" style:parent-style-name="standard">
      <style:graphic-properties draw:stroke="none" svg:stroke-color="#000000" draw:fill="none" draw:fill-color="#ffffff" fo:min-height="0.163cm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759cm" fo:min-width="9.72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542cm" svg:y="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6.996cm" svg:y="2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76cm" svg:y1="1.709cm" svg:x2="7.229cm" svg:y2="2.088cm" draw:start-shape="id1" draw:start-glue-point="8" draw:end-shape="id2" svg:d="M6776 1709l453 379" svg:viewBox="0 0 454 380">
          <text:p/>
        </draw:connector>
        <draw:frame draw:style-name="gr4" draw:text-style-name="P3" draw:layer="layout" svg:width="2.115cm" svg:height="0.535cm" svg:x="6.938cm" svg:y="1.218cm">
          <draw:text-box>
            <text:p text:style-name="P2"><text:span text:style-name="T1">dc=example <text:s/></text:span></text:p>
          </draw:text-box>
        </draw:frame>
        <draw:frame draw:style-name="gr5" draw:text-style-name="P4" draw:layer="layout" svg:width="2.201cm" svg:height="0.534cm" svg:x="7.331cm" svg:y="1.905cm">
          <draw:text-box>
            <text:p><text:span text:style-name="T2">dc=uranohoshi </text:span></text:p>
          </draw:text-box>
        </draw:frame>
        <draw:custom-shape draw:style-name="gr2" draw:text-style-name="P1" xml:id="id4" draw:id="id4" draw:layer="layout" svg:width="0.467cm" svg:height="0.467cm" svg:x="2.089cm" svg:y="3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467cm" svg:height="0.419cm" svg:x="6.196cm" svg:y="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67cm" svg:height="0.467cm" svg:x="4.096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98cm" svg:height="0.534cm" svg:x="4.916cm" svg:y="2.532cm">
          <draw:text-box>
            <text:p><text:span text:style-name="T2">ou=users</text:span></text:p>
          </draw:text-box>
        </draw:frame>
        <draw:frame draw:style-name="gr7" draw:text-style-name="P6" draw:layer="layout" svg:width="2.119cm" svg:height="0.493cm" svg:x="1.177cm" svg:y="4.296cm">
          <draw:text-box>
            <text:p text:style-name="P5"><text:span text:style-name="T3">uid=takami.chika</text:span></text:p>
          </draw:text-box>
        </draw:frame>
        <draw:connector draw:style-name="gr3" draw:text-style-name="P1" draw:layer="layout" draw:type="line" svg:x1="7.23cm" svg:y1="2.555cm" svg:x2="6.43cm" svg:y2="2.936cm" draw:start-shape="id2" draw:start-glue-point="8" draw:end-shape="id3" draw:end-glue-point="4" svg:d="M7230 2555l-800 381" svg:viewBox="0 0 801 382">
          <text:p/>
        </draw:connector>
        <draw:custom-shape draw:style-name="gr2" draw:text-style-name="P1" xml:id="id6" draw:id="id6" draw:layer="layout" svg:width="0.467cm" svg:height="0.467cm" svg:x="6.53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67cm" svg:height="0.467cm" svg:x="9.996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34cm" svg:height="0.47cm" svg:x="3.178cm" svg:y="4.297cm">
          <draw:text-box>
            <text:p text:style-name="P5"><text:span text:style-name="T3">uid=sakurauchi.riko</text:span></text:p>
          </draw:text-box>
        </draw:frame>
        <draw:frame draw:style-name="gr9" draw:text-style-name="P6" draw:layer="layout" svg:width="2.617cm" svg:height="0.463cm" svg:x="5.578cm" svg:y="4.297cm">
          <draw:text-box>
            <text:p text:style-name="P5"><text:span text:style-name="T3">uid=matsuura.kanan</text:span></text:p>
          </draw:text-box>
        </draw:frame>
        <draw:frame draw:style-name="gr9" draw:text-style-name="P6" draw:layer="layout" svg:width="2.617cm" svg:height="0.463cm" svg:x="9.079cm" svg:y="4.298cm">
          <draw:text-box>
            <text:p text:style-name="P5"><text:span text:style-name="T3">uid=kurosawa.ruby</text:span></text:p>
          </draw:text-box>
        </draw:frame>
        <draw:connector draw:style-name="gr3" draw:text-style-name="P1" draw:layer="layout" draw:type="line" svg:x1="6.196cm" svg:y1="3.145cm" svg:x2="2.488cm" svg:y2="3.896cm" draw:start-shape="id3" draw:end-shape="id4" draw:end-glue-point="11" svg:d="M6196 3145l-3708 751" svg:viewBox="0 0 3709 752">
          <text:p/>
        </draw:connector>
        <draw:connector draw:style-name="gr3" draw:text-style-name="P1" draw:layer="layout" draw:type="line" svg:x1="6.264cm" svg:y1="3.294cm" svg:x2="4.495cm" svg:y2="3.856cm" draw:start-shape="id3" draw:start-glue-point="7" draw:end-shape="id5" draw:end-glue-point="11" svg:d="M6264 3294l-1769 562" svg:viewBox="0 0 1770 563">
          <text:p/>
        </draw:connector>
        <draw:connector draw:style-name="gr3" draw:text-style-name="P1" draw:layer="layout" draw:type="line" svg:x1="6.43cm" svg:y1="3.355cm" svg:x2="6.764cm" svg:y2="3.788cm" draw:start-shape="id3" draw:start-glue-point="8" draw:end-shape="id6" draw:end-glue-point="4" svg:d="M6430 3355l334 433" svg:viewBox="0 0 335 434">
          <text:p/>
        </draw:connector>
        <draw:connector draw:style-name="gr3" draw:text-style-name="P1" draw:layer="layout" draw:type="line" svg:x1="10.064cm" svg:y1="3.856cm" svg:x2="6.663cm" svg:y2="3.146cm" draw:start-shape="id7" draw:start-glue-point="5" draw:end-shape="id3" draw:end-glue-point="10" svg:d="M10064 3856l-3401-710" svg:viewBox="0 0 3402 711">
          <text:p/>
        </draw:connector>
        <draw:line draw:style-name="gr10" draw:text-style-name="P1" draw:layer="layout" svg:x1="7.413cm" svg:y1="4.06cm" svg:x2="9.523cm" svg:y2="4.06cm">
          <text:p/>
        </draw:line>
        <draw:line draw:style-name="gr10" draw:text-style-name="P1" draw:layer="layout" svg:x1="7.915cm" svg:y1="4.641cm" svg:x2="9.194cm" svg:y2="4.652cm">
          <text:p/>
        </draw:line>
        <draw:frame draw:style-name="gr11" draw:text-style-name="P6" draw:layer="layout" svg:width="3.46cm" svg:height="0.887cm" svg:x="2.288cm" svg:y="1.574cm">
          <draw:text-box>
            <text:p text:style-name="P5"><text:span text:style-name="T3">探索の計算量を減らすために、</text:span></text:p>
            <text:p text:style-name="P5"><text:span text:style-name="T3">ou=users</text:span><text:span text:style-name="T3">の子ノードとして、</text:span></text:p>
            <text:p text:style-name="P5"><text:span text:style-name="T3">全てのユーザアカウントを置く</text:span></text:p>
          </draw:text-box>
        </draw:frame>
        <draw:custom-shape draw:style-name="gr12" draw:text-style-name="P1" draw:layer="layout" svg:width="10.388cm" svg:height="1.175cm" svg:x="1.245cm" svg:y="3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4:15:17.498000000</dc:date>
    <meta:editing-duration>PT8H27M33S</meta:editing-duration>
    <meta:editing-cycles>6</meta:editing-cycles>
    <meta:generator>LibreOffice/5.4.4.2$Windows_X86_64 LibreOffice_project/2524958677847fb3bb44820e40380acbe820f960</meta:generator>
    <meta:document-statistic meta:object-count="24"/>
  </office:meta>
</office:document-meta>
</file>